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draw:fill="solid" draw:fill-color="#eb613d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standard">
      <style:graphic-properties draw:stroke="none" svg:stroke-color="#000000" draw:fill="none" draw:fill-color="#ffffff" fo:min-height="2.29cm"/>
    </style:style>
    <style:style style:name="gr5" style:family="graphic" style:parent-style-name="standard">
      <style:graphic-properties draw:stroke="dash" draw:stroke-dash="Fine_20_Dashed_20__28_var_29_" draw:fill="solid" draw:fill-color="#00ff00" draw:textarea-vertical-align="middle"/>
    </style:style>
    <style:style style:name="gr6" style:family="graphic" style:parent-style-name="objectwithoutfill">
      <style:graphic-properties svg:stroke-width="0.203cm" svg:stroke-color="#999999" draw:marker-start-width="0.503cm" draw:marker-end-width="0.503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dash" draw:stroke-dash="Fine_20_Dashed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family="Symbol" style:font-style-name="Regular" style:font-charset="x-symbol" style:font-family-asian="Symbol" style:font-style-name-asian="Regular" style:font-charset-asian="x-symbol" style:font-family-complex="Symbol" style:font-style-name-complex="Regular" style:font-charset-complex="x-symbo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2.54cm" svg:height="5.715cm" svg:x="9.255cm" svg:y="3.54cm">
          <text:p/>
        </draw:rect>
        <draw:line draw:style-name="gr2" draw:text-style-name="P1" draw:layer="layout" svg:x1="16.085cm" svg:y1="3.875cm" svg:x2="16.085cm" svg:y2="6.415cm">
          <text:p/>
        </draw:line>
        <draw:line draw:style-name="gr2" draw:text-style-name="P1" draw:layer="layout" svg:x1="4.985cm" svg:y1="8.82cm" svg:x2="4.985cm" svg:y2="6.915cm">
          <text:p/>
        </draw:line>
        <draw:frame draw:style-name="gr3" draw:layer="layout" svg:width="1.27cm" svg:height="1.27cm" svg:x="4.885cm" svg:y="7.985cm">
          <draw:text-box>
            <text:p>+</text:p>
          </draw:text-box>
        </draw:frame>
        <draw:frame draw:style-name="gr3" draw:layer="layout" svg:width="1.27cm" svg:height="1.27cm" svg:x="16.085cm" svg:y="4.175cm">
          <draw:text-box>
            <text:p>-</text:p>
          </draw:text-box>
        </draw:frame>
        <draw:frame draw:style-name="gr3" draw:layer="layout" svg:width="1.27cm" svg:height="1.27cm" svg:x="18.345cm" svg:y="5.58cm">
          <draw:text-box>
            <text:p>+</text:p>
          </draw:text-box>
        </draw:frame>
        <draw:line draw:style-name="gr2" draw:text-style-name="P1" draw:layer="layout" svg:x1="19.28cm" svg:y1="6.45cm" svg:x2="18.01cm" svg:y2="6.45cm">
          <text:p/>
        </draw:line>
        <draw:line draw:style-name="gr2" draw:text-style-name="P1" draw:layer="layout" svg:x1="2.135cm" svg:y1="6.415cm" svg:x2="3.405cm" svg:y2="6.415cm">
          <text:p/>
        </draw:line>
        <draw:frame draw:style-name="gr3" draw:layer="layout" svg:width="1.27cm" svg:height="1.27cm" svg:x="2.235cm" svg:y="5.545cm">
          <draw:text-box>
            <text:p>-</text:p>
          </draw:text-box>
        </draw:frame>
        <draw:frame draw:style-name="gr3" draw:text-style-name="P2" draw:layer="layout" svg:width="8.89cm" svg:height="1.27cm" svg:x="1cm" svg:y="1cm">
          <draw:text-box>
            <text:p text:style-name="P2"><text:span text:style-name="T1">Leading signs:</text:span></text:p>
          </draw:text-box>
        </draw:frame>
        <draw:line draw:style-name="gr2" draw:text-style-name="P1" draw:layer="layout" svg:x1="9.99cm" svg:y1="5.445cm" svg:x2="11.76cm" svg:y2="6.38cm">
          <text:p/>
        </draw:line>
        <draw:frame draw:style-name="gr3" draw:layer="layout" svg:width="3.81cm" svg:height="1.27cm" svg:x="17.58cm" svg:y="6.715cm">
          <draw:text-box>
            <text:p>(+ 90<text:span text:style-name="T2">°</text:span>)</text:p>
          </draw:text-box>
        </draw:frame>
        <draw:frame draw:style-name="gr3" draw:layer="layout" svg:width="3.81cm" svg:height="1.27cm" svg:x="1.6cm" svg:y="6.715cm">
          <draw:text-box>
            <text:p>(- 90<text:span text:style-name="T2">°</text:span>)</text:p>
          </draw:text-box>
        </draw:frame>
        <draw:frame draw:style-name="gr4" draw:layer="layout" svg:width="3.175cm" svg:height="2.54cm" svg:x="9.591cm" svg:y="3.516cm">
          <draw:text-box>
            <text:p>-359<text:span text:style-name="T2">°</text:span></text:p>
          </draw:text-box>
        </draw:frame>
        <draw:frame draw:style-name="gr4" draw:layer="layout" svg:width="3.175cm" svg:height="2.54cm" svg:x="9.691cm" svg:y="7.985cm">
          <draw:text-box>
            <text:p>-181<text:span text:style-name="T2">°</text:span></text:p>
          </draw:text-box>
        </draw:frame>
        <draw:rect draw:style-name="gr5" draw:text-style-name="P1" draw:layer="layout" svg:width="2.54cm" svg:height="5.715cm" svg:x="11.795cm" svg:y="3.54cm">
          <text:p/>
        </draw:rect>
        <draw:line draw:style-name="gr2" draw:text-style-name="P1" draw:layer="layout" svg:x1="13.565cm" svg:y1="4.71cm" svg:x2="11.76cm" svg:y2="6.38cm">
          <text:p/>
        </draw:line>
        <draw:frame draw:style-name="gr4" draw:layer="layout" svg:width="3.175cm" svg:height="2.54cm" svg:x="12.595cm" svg:y="3.54cm">
          <draw:text-box>
            <text:p>+1<text:span text:style-name="T2">°</text:span></text:p>
          </draw:text-box>
        </draw:frame>
        <draw:frame draw:style-name="gr4" draw:layer="layout" svg:width="3.175cm" svg:height="2.54cm" svg:x="11.795cm" svg:y="7.985cm">
          <draw:text-box>
            <text:p>+179<text:span text:style-name="T2">°</text:span></text:p>
          </draw:text-box>
        </draw:frame>
        <draw:line draw:style-name="gr6" draw:text-style-name="P1" draw:layer="layout" svg:x1="4.04cm" svg:y1="6.515cm" svg:x2="17.375cm" svg:y2="6.515cm">
          <text:p/>
        </draw:line>
        <draw:line draw:style-name="gr7" draw:text-style-name="P1" draw:layer="layout" svg:x1="4.04cm" svg:y1="6.85cm" svg:x2="17.375cm" svg:y2="6.85cm">
          <text:p/>
        </draw:line>
        <draw:frame draw:style-name="gr3" draw:layer="layout" svg:width="3.81cm" svg:height="1.27cm" svg:x="16.48cm" svg:y="4.175cm">
          <draw:text-box>
            <text:p>(0<text:span text:style-name="T2">°</text:span>)</text:p>
          </draw:text-box>
        </draw:frame>
        <draw:frame draw:style-name="gr3" draw:layer="layout" svg:width="3.81cm" svg:height="1.27cm" svg:x="5.445cm" svg:y="7.985cm">
          <draw:text-box>
            <text:p>(180<text:span text:style-name="T2">°</text:span>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thold Fritz</meta:initial-creator>
    <meta:creation-date>2020-09-21T18:12:54</meta:creation-date>
    <dc:date>2020-09-21T18:51:56</dc:date>
    <dc:creator>Berthold Fritz</dc:creator>
    <meta:editing-duration>PT39M6S</meta:editing-duration>
    <meta:editing-cycles>4</meta:editing-cycles>
    <meta:generator>OpenOffice/4.1.5$Unix OpenOffice.org_project/415m1$Build-9789</meta:generator>
    <meta:document-statistic meta:object-count="23"/>
  </office:meta>
</office:document-meta>
</file>